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tegoria 1</text:p>
          </table:table-cell>
          <table:table-cell table:style-name="ce1" office:value-type="float" office:value="262" calcext:value-type="float">
            <text:p>2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goria 2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goria 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egoria 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Foglio1.F24" table:end-x="78.49pt" table:end-y="11.2pt" draw:z-index="0" draw:name="Chart 1" draw:style-name="gr1" draw:text-style-name="P1" svg:width="449.97pt" svg:height="278.22pt" svg:x="29.25pt" svg:y="0.74pt">
              <draw:object draw:notify-on-update-of-ranges="Foglio1.A1:Foglio1.A4 Foglio1.B1:Foglio1.B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stroke="solid" svg:stroke-width="0.026cm" svg:stroke-color="#ffffff" draw:fill-color="#17324d"/>
    </style:style>
    <style:style style:name="ch8" style:family="chart">
      <style:chart-properties chart:solid-type="cuboid"/>
      <style:graphic-properties draw:stroke="solid" svg:stroke-width="0.026cm" svg:stroke-color="#ffffff" draw:fill-color="#455b71"/>
    </style:style>
    <style:style style:name="ch9" style:family="chart">
      <style:chart-properties chart:solid-type="cuboid"/>
      <style:graphic-properties draw:stroke="solid" svg:stroke-width="0.026cm" svg:stroke-color="#ffffff" draw:fill-color="#748494"/>
    </style:style>
    <style:style style:name="ch10" style:family="chart">
      <style:chart-properties chart:solid-type="cuboid"/>
      <style:graphic-properties draw:stroke="solid" svg:stroke-width="0.026cm" svg:stroke-color="#ffffff" draw:fill-color="#b9c1c9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ing" chart:style-name="ch1">
        <chart:legend chart:legend-position="start" svg:x="0.21cm" svg:y="3.862cm" style:legend-expansion="high" chart:style-name="ch2"/>
        <chart:plot-area chart:style-name="ch3" table:cell-range-address="Foglio1.A1:Foglio1.B4" chart:data-source-has-labels="column" svg:x="2.765cm" svg:y="0.196cm" svg:width="12.793cm" svg:height="9.424cm">
          <chartooo:coordinate-region svg:x="4.45cm" svg:y="0.197cm" svg:width="9.423cm" svg:height="9.423cm"/>
          <chart:axis chart:dimension="x" chart:name="primary-x" chart:style-name="ch4" chartooo:axis-type="text">
            <chart:categories table:cell-range-address="Foglio1.A1:Foglio1.A4"/>
          </chart:axis>
          <chart:axis chart:dimension="y" chart:name="primary-y" chart:style-name="ch5"/>
          <chart:series chart:style-name="ch6" chart:values-cell-range-address="Foglio1.B1:Foglio1.B4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ategoria 1</text:p>
                <draw:g>
                  <svg:desc>Foglio1.A1:Foglio1.A4</svg:desc>
                </draw:g>
              </table:table-cell>
              <table:table-cell office:value-type="float" office:value="262">
                <text:p>262</text:p>
                <draw:g>
                  <svg:desc>Foglio1.B1:Foglio1.B4</svg:desc>
                </draw:g>
              </table:table-cell>
            </table:table-row>
            <table:table-row>
              <table:table-cell office:value-type="string">
                <text:p>categoria 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ategoria 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ategoria 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